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2083in" loext:contextual-spacing="false" fo:line-height="145%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.2083in" loext:contextual-spacing="false" fo:line-height="145%" fo:background-color="#ffffff" fo:padding="0in" fo:border="none"/>
      <style:text-properties fo:color="#444444" fo:font-size="12pt" style:font-size-asian="12pt" style:font-size-complex="12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2083in" loext:contextual-spacing="false" fo:line-height="145%" style:page-number="1" fo:background-color="#ffffff" fo:padding="0in" fo:border="none"/>
    </style:style>
    <style:style style:name="T1" style:family="text">
      <style:text-properties fo:color="#444444" fo:font-size="12pt" fo:font-weight="bold" style:font-size-asian="12pt" style:font-weight-asian="bold" style:font-size-complex="12pt"/>
    </style:style>
    <style:style style:name="T2" style:family="text">
      <style:text-properties fo:color="#444444" fo:font-size="12pt" style:font-size-asian="12pt" style:font-size-complex="12pt"/>
    </style:style>
    <style:style style:name="T3" style:family="text">
      <style:text-properties fo:color="#444444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ffffff" fo:font-size="9pt" fo:background-color="#fcbf00" loext:char-shading-value="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lavra - chave: </text:span><text:span text:style-name="T2">Energia solar</text:span></text:p>
      <text:p text:style-name="P1"><text:span text:style-name="T1">Título:</text:span><text:span text:style-name="T2"> Energia solar cresce em 300% neste ano de crise</text:span></text:p>
      <text:p text:style-name="P1"><text:span text:style-name="T2">Em tempos de crise, produzir a própria energia só trás benefícios. Desde o ano de 2013, quando a ANEEL ( Agência Nacional de Energia Elétrica ) regeu a regulamentação para as regras da microgeração distribuída de energia, o segmento de energia solar cresceu e neste ano de 2017 o aumento cresceu em 300% com mais de 15 mil sistemas de energia solar instalados.</text:span></text:p>
      <text:p text:style-name="P1"><text:span text:style-name="T2">Para Marcos Ramalho Nogueira, Gerente eletrotécnico da empresa Resort para cães. No estado do Rio de Janeiro se refletiu mais ainda pois a quantidade de empresas de empresas querendo se especializar em energia solar se expandiu muito.Há dois anos, eram menos de dez no mercado carioca. Hoje, são mais de 30. </text:span></text:p>
      <text:p text:style-name="P1"><text:span text:style-name="T2">Ao fim de cada mês a economia pode chegar em até 95%, segundo a Absolar (Associação Brasileira de Energia Solar). A conta de energia só não é zerada pois o consumidor paga taxas de disponibilidade da concessionária, para momentos onde <text:s/>o gerador não está captando luz solar.</text:span></text:p>
      <text:p text:style-name="P1"><text:span text:style-name="T2">O ator Felipe Martins comenta, quando vi a quantidade de sol que batia na minha casa, resolvi investir nas placas. Minha conta chegava a R$ 800 e, hoje, não passa de R$ 100</text:span><text:span text:style-name="T3"> </text:span><text:span text:style-name="T2"><text:s/></text:span></text:p>
      <text:p text:style-name="P1"><text:span text:style-name="T2">No começo do ano a Absolar declara que a geração de energia solar fotovoltaica no Brasil pode alcançar os níveis de 1.000 megawatts de capacidade instalada até o fim do ano e as instalações dos sistemas de energia solar tiveram um crescimento de 300% neste ano de 2017.</text:span></text:p>
      <text:p text:style-name="P1"><text:span text:style-name="T2">Outra estimativa é que com essa expansão no o país entra nos 30 principais geradores de fonte de energia limpa. </text:span></text:p>
      <text:p text:style-name="P1"><text:span text:style-name="T2">Novidades que vieram em 2017 no setor de energético.</text:span></text:p>
      <text:p text:style-name="P2"/>
      <text:p text:style-name="P1"><text:span text:style-name="T2">Energia da chuva: Pesquisadores da China, criaram um painel que soluciona o problema da captação solar em períodos chuvosos, gerando energia a partir do impacto das gotas de chuva. </text:span></text:p>
      <text:p text:style-name="P1"><text:span text:style-name="T2">Turbinas eólicas: Em Londres foram desenvolvidos sistemas que atingem duas fontes energéticas de uma só vez. Significa que são turbinas eólicas equipadas com painéis solares. </text:span></text:p>
      <text:p text:style-name="P1"><text:span text:style-name="T2">Painéis Transparentes: Em um estudo na Universidade de Michigan (EUA) foram desenvolvidos painéis solares completamente transparentes. Podendo ser usados em janelas, convertendo a luz do sol em energia e deixando ela transpassar. </text:span></text:p>
      <text:p text:style-name="P1"><text:span text:style-name="T2">Quer economizar? Entre em contato </text:span><text:span text:style-name="T4">(46) 3025-6050 contato@jupitersolar.com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380" meta:character-count="2296" meta:non-whitespace-character-count="1921"/>
    <meta:generator>LibreOfficeDev/5.1.0.3$Linux_X86_64 LibreOffice_project/</meta:generator>
  </office:meta>
</office:document-meta>
</file>